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37"/>
    <style:style style:name="ce6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e6e6ff"/>
      <style:text-properties style:text-underline-style="none"/>
    </style:style>
    <style:style style:name="ce10" style:family="table-cell" style:parent-style-name="Default">
      <style:table-cell-properties fo:background-color="#e6e6ff"/>
    </style:style>
    <style:style style:name="T1" style:family="text">
      <style:text-properties fo:color="#0000c0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Default"/>
        <table:table-column table:style-name="co1" table:number-columns-repeated="15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table:style-name="ce10"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8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3"/>
          <table:table-cell office:value-type="string" calcext:value-type="string">
            <text:p>Eingefügt nach Weitergabe an Conrad</text:p>
          </table:table-cell>
        </table:table-row>
        <table:table-row table:style-name="ro3">
          <table:table-cell table:style-name="ce1"/>
          <table:table-cell table:style-name="ce3"/>
          <table:table-cell table:number-columns-repeated="5"/>
          <table:table-cell table:style-name="ce10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/>
        </table:table-row>
        <table:table-row table:style-name="ro4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/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5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, 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6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5"/>
        </table:table-row>
        <table:table-row table:style-name="ro6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table:style-name="ce10"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general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/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style-name="ce10"/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9"/>
          <table:table-cell/>
          <table:table-cell office:value-type="string" calcext:value-type="string">
            <text:p>W/R</text:p>
          </table:table-cell>
          <table:table-cell table:number-columns-repeated="8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9"/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table:style-name="ce10"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8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table:style-name="ce10"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8"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8"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style-name="ce10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/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use_lu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luse_subbas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style-name="ce10"/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luse_tc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9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3"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/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8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4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4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6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/>
          <table:table-cell office:value-type="string" calcext:value-type="string">
            <text:p>?</text:p>
          </table:table-cell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3"/>
          <table:table-cell office:value-type="string" calcext:value-type="string">
            <text:p>W</text:p>
          </table:table-cell>
          <table:table-cell/>
        </table:table-row>
        <table:table-row table:style-name="ro4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2"/>
          <table:table-cell office:value-type="string" calcext:value-type="string">
            <text:p>w/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3"/>
          <table:table-cell office:value-type="string" calcext:value-type="string">
            <text:p>W/R</text:p>
          </table:table-cell>
          <table:table-cell/>
        </table:table-row>
        <table:table-row table:style-name="ro4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1"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table:style-name="ce10" office:value-type="string" calcext:value-type="string">
            <text:p>hymo.f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table:style-name="ce10"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erosion_h.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/>
          <table:table-cell table:style-name="ce10"/>
          <table:table-cell table:number-columns-repeated="15"/>
        </table:table-row>
        <table:table-row table:style-name="ro6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7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9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6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4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4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6"/>
          <table:table-cell office:value-type="string" calcext:value-type="string">
            <text:p>w/r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style-name="ce10"/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table:style-name="ce10"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/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7"/>
          <table:table-cell table:style-name="ce10"/>
          <table:table-cell table:number-columns-repeated="15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2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2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5" table:number-rows-repeated="31719">
          <table:table-cell table:number-columns-repeated="7"/>
          <table:table-cell table:style-name="ce10"/>
          <table:table-cell table:number-columns-repeated="15"/>
        </table:table-row>
        <table:table-row table:style-name="ro3" table:number-rows-repeated="1016573">
          <table:table-cell table:number-columns-repeated="23"/>
        </table:table-row>
        <table:table-row table:style-name="ro3">
          <table:table-cell table:number-columns-repeated="23"/>
        </table:table-row>
      </table:table>
      <table:table table:name="Tabelle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Tabelle1.A3:Tabelle1.AMJ2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.00.0000</text:date>, <text:time style:data-style-name="N2" text:time-value="09:28:19.4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creation-date>2005-06-23T12:25:26</meta:creation-date>
    <dc:creator>Till Francke</dc:creator>
    <dc:date>2014-07-16T10:16:16.153000000</dc:date>
    <meta:editing-cycles>187</meta:editing-cycles>
    <meta:editing-duration>P10DT8H38M11S</meta:editing-duration>
    <meta:document-statistic meta:table-count="3" meta:cell-count="1696" meta:object-count="0"/>
    <meta:user-defined meta:name="Info 1"/>
    <meta:user-defined meta:name="Info 2"/>
    <meta:user-defined meta:name="Info 3"/>
    <meta:user-defined meta:name="Info 4"/>
  </office:meta>
</office:document-meta>
</file>